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27.7cm" style:page-number="auto" table:align="margins"/>
    </style:style>
    <style:style style:name="Таблица1.A" style:family="table-column">
      <style:table-column-properties style:column-width="4.471cm" style:rel-column-width="10578*"/>
    </style:style>
    <style:style style:name="Таблица1.B" style:family="table-column">
      <style:table-column-properties style:column-width="23.229cm" style:rel-column-width="54957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Frame_20_contents" style:master-page-name="">
      <style:paragraph-properties fo:margin-top="0cm" fo:margin-bottom="0cm" fo:line-height="0.45cm" style:page-number="auto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Frame_20_contents">
      <style:paragraph-properties fo:margin-top="0cm" fo:margin-bottom="0cm" fo:line-height="0.45cm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style:language-complex="ar" style:country-complex="SA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8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9" style:family="text">
      <style:text-properties style:font-name="Times New Roman1" fo:font-size="12pt" fo:language="en" fo:country="US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n" fo:country="US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6.391cm" svg:y="11.635cm" svg:width="2.492cm" style:rel-width="9%" draw:z-index="0">
        <draw:text-box fo:min-height="0.399cm">
          <text:p text:style-name="P5"><text:span text:style-name="T10">I</text:span><text:span text:style-name="T12">nput circuit</text:span><text:span text:style-name="T11"> <text:s text:c="6"/></text:span><text:s/></text:p>
        </draw:text-box>
      </draw:frame>
      <draw:frame draw:style-name="fr1" draw:name="Врезка2" text:anchor-type="page" text:anchor-page-number="1" svg:x="20.375cm" svg:y="11.382cm" svg:width="3.057cm" style:rel-width="11%" draw:z-index="1">
        <draw:text-box fo:min-height="0.45cm">
          <text:p text:style-name="P6"><text:span text:style-name="T10">output</text:span><text:span text:style-name="T12"> </text:span><text:span text:style-name="T10">circuit</text:span><text:span text:style-name="T12"> </text:span><text:span text:style-name="T10">1</text:span><text:span text:style-name="T12"> </text:span><text:span text:style-name="T11"><text:s text:c="7"/></text:span><text:s/></text:p>
        </draw:text-box>
      </draw:frame>
      <draw:frame draw:style-name="fr1" draw:name="Врезка3" text:anchor-type="page" text:anchor-page-number="1" svg:x="20.394cm" svg:y="15.841cm" svg:width="3.092cm" style:rel-width="11%" draw:z-index="2">
        <draw:text-box fo:min-height="0.45cm">
          <text:p text:style-name="P6"><text:span text:style-name="T10">output</text:span><text:span text:style-name="T12"> </text:span><text:span text:style-name="T10">circuit</text:span><text:span text:style-name="T12"> </text:span><text:span text:style-name="T10">2</text:span><text:span text:style-name="T12"> </text:span><text:span text:style-name="T11"><text:s text:c="7"/></text:span><text:s/></text:p>
        </draw:text-box>
      </draw:frame>
      <draw:frame draw:style-name="fr1" draw:name="Врезка4" text:anchor-type="page" text:anchor-page-number="1" svg:x="12.666cm" svg:y="17.119cm" svg:width="3.459cm" style:rel-width="12%" draw:z-index="3">
        <draw:text-box fo:min-height="1.048cm">
          <text:p text:style-name="P6"><text:span text:style-name="T9">Summing of current of sources</text:span><text:span text:style-name="T10"> </text:span><text:span text:style-name="T12"><text:s/></text:span><text:span text:style-name="T11"><text:s text:c="7"/></text:span><text:s/>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2"><draw:frame draw:style-name="fr2" draw:name="Графический объект1" text:anchor-type="as-char" svg:width="0.82cm" svg:height="0.9cm" draw:z-index="4"><draw:image xlink:href="../../odt_eng/images/3103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Electric circuit branching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palette</text:span></text:span></text:p>
          </table:table-cell>
          <table:table-cell table:style-name="Таблица1.B1" office:value-type="string">
            <text:p text:style-name="P3">| System of linear equations |</text:p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2"><draw:frame draw:style-name="fr3" draw:name="Графический объект2" text:anchor-type="as-char" svg:width="1.379cm" svg:height="2.011cm" draw:z-index="0"><draw:image xlink:href="../../odt_eng/images/310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1">The unit ensures the division of electric circuit boundary or internal node</text:span></text:span><text:span text:style-name="Основной_20_шрифт_20_абзаца"><text:span text:style-name="T6"> output </text:span></text:span><text:span text:style-name="Основной_20_шрифт_20_абзаца"><text:span text:style-name="T1">for connecting more than two edges to one node.</text:span></text:span></text:p>
            <text:p text:style-name="P3">The unit has one input and two outputs; besides, it enables sum-up of currents of sources.</text:p>
            <text:p text:style-name="P3">Internal structure of the unit is shown in Figure 1:</text:p>
            <text:p text:style-name="P4"><text:span text:style-name="Основной_20_шрифт_20_абзаца"><text:span text:style-name="T3"><draw:frame draw:style-name="fr3" draw:name="Графический объект3" text:anchor-type="as-char" svg:width="18.23cm" svg:height="8.837cm" draw:z-index="0"><draw:image xlink:href="../../odt_eng/images/3103_ris_1.png" xlink:type="simple" xlink:show="embed" xlink:actuate="onLoad"/></draw:frame></text:span></text:span></text:p>
            <text:p text:style-name="P4"><text:span text:style-name="Основной_20_шрифт_20_абзаца"><text:span text:style-name="T6">Figure </text:span></text:span><text:span text:style-name="Основной_20_шрифт_20_абзаца"><text:span text:style-name="T1">1</text:span></text:span></text:p>
            <text:p text:style-name="P3">This unit uses units “Multiplexor” to integrate values of coefficients of conductivity and numbers of adjacent nodes into a united vector and sum up currents of sources as well.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 </text:span></text:span><text:span text:style-name="Основной_20_шрифт_20_абзаца"><text:span text:style-name="T5">no properties are required for operation of the unit.</text:span>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етвление электрической цепи</dc:title>
    <meta:creation-date>2012-04-25T07:29:00Z</meta:creation-date>
    <dc:date>2012-05-05T08:55:48.46</dc:date>
    <meta:editing-cycles>9</meta:editing-cycles>
    <meta:editing-duration>PT3H46M14S</meta:editing-duration>
    <meta:document-statistic meta:table-count="1" meta:image-count="3" meta:object-count="0" meta:page-count="1" meta:paragraph-count="17" meta:word-count="115" meta:character-count="71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103.odt/Normal.dotm"/>
  </office:meta>
</office:document-meta>
</file>